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219cm" fo:margin-left="0.804cm" table:align="left"/>
    </style:style>
    <style:style style:name="Table1.A" style:family="table-column">
      <style:table-column-properties style:column-width="4.318cm"/>
    </style:style>
    <style:style style:name="Table1.B" style:family="table-column">
      <style:table-column-properties style:column-width="11.9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f8f2a" officeooo:paragraph-rsid="0008c9ea"/>
    </style:style>
    <style:style style:name="P2" style:family="paragraph" style:parent-style-name="Standard">
      <style:text-properties officeooo:rsid="00104962" officeooo:paragraph-rsid="0008c9ea"/>
    </style:style>
    <style:style style:name="P3" style:family="paragraph" style:parent-style-name="Standard" style:list-style-name="L1">
      <style:text-properties officeooo:rsid="000eaedb" officeooo:paragraph-rsid="0008c9ea"/>
    </style:style>
    <style:style style:name="P4" style:family="paragraph" style:parent-style-name="Standard" style:list-style-name="L1">
      <style:text-properties officeooo:rsid="000eaedb" officeooo:paragraph-rsid="000e80cb"/>
    </style:style>
    <style:style style:name="P5" style:family="paragraph" style:parent-style-name="Standard" style:list-style-name="L1">
      <style:text-properties officeooo:rsid="000eaedb" officeooo:paragraph-rsid="0018f9e3"/>
    </style:style>
    <style:style style:name="P6" style:family="paragraph" style:parent-style-name="Standard" style:list-style-name="L1">
      <style:text-properties officeooo:rsid="000eaedb" officeooo:paragraph-rsid="0019b7ce"/>
    </style:style>
    <style:style style:name="P7" style:family="paragraph" style:parent-style-name="Standard" style:list-style-name="L2">
      <style:text-properties officeooo:rsid="000f8f2a" officeooo:paragraph-rsid="0008c9ea"/>
    </style:style>
    <style:style style:name="P8" style:family="paragraph" style:parent-style-name="Standard" style:list-style-name="L2">
      <style:text-properties officeooo:rsid="000f8f2a" officeooo:paragraph-rsid="001b57ec"/>
    </style:style>
    <style:style style:name="P9" style:family="paragraph" style:parent-style-name="Standard" style:list-style-name="L3">
      <style:text-properties officeooo:rsid="000f8f2a" officeooo:paragraph-rsid="0008c9ea"/>
    </style:style>
    <style:style style:name="P10" style:family="paragraph" style:parent-style-name="Standard">
      <style:text-properties officeooo:rsid="000f8f2a" officeooo:paragraph-rsid="000bed82"/>
    </style:style>
    <style:style style:name="P11" style:family="paragraph" style:parent-style-name="Standard" style:list-style-name="L3">
      <style:text-properties officeooo:rsid="00104962" officeooo:paragraph-rsid="001b57ec"/>
    </style:style>
    <style:style style:name="P12" style:family="paragraph" style:parent-style-name="Standard" style:list-style-name="L3">
      <style:text-properties officeooo:rsid="00104962" officeooo:paragraph-rsid="001d31f7"/>
    </style:style>
    <style:style style:name="P13" style:family="paragraph" style:parent-style-name="Standard" style:list-style-name="L4">
      <style:text-properties officeooo:rsid="00104962" officeooo:paragraph-rsid="0008c9ea"/>
    </style:style>
    <style:style style:name="P14" style:family="paragraph" style:parent-style-name="Standard" style:list-style-name="L4">
      <style:text-properties officeooo:rsid="00104962" officeooo:paragraph-rsid="0020f0a2"/>
    </style:style>
    <style:style style:name="P15" style:family="paragraph" style:parent-style-name="Standard" style:list-style-name="L5">
      <style:text-properties officeooo:rsid="00104962" officeooo:paragraph-rsid="001d31f7"/>
    </style:style>
    <style:style style:name="P16" style:family="paragraph" style:parent-style-name="Standard">
      <style:text-properties officeooo:rsid="00104962" officeooo:paragraph-rsid="0008c9ea"/>
    </style:style>
    <style:style style:name="P17" style:family="paragraph" style:parent-style-name="Standard" style:list-style-name="L5">
      <style:text-properties officeooo:rsid="0011fe08" officeooo:paragraph-rsid="001d31f7"/>
    </style:style>
    <style:style style:name="P18" style:family="paragraph" style:parent-style-name="Standard" style:list-style-name="L5">
      <style:text-properties officeooo:rsid="0013ee23" officeooo:paragraph-rsid="0008c9ea"/>
    </style:style>
    <style:style style:name="P19" style:family="paragraph" style:parent-style-name="Standard">
      <style:text-properties fo:font-size="14pt" fo:font-weight="bold" officeooo:rsid="000eaedb" officeooo:paragraph-rsid="0008c9e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normal" officeooo:rsid="001d31f7" officeooo:paragraph-rsid="001d31f7" fo:background-color="#00ff6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normal" officeooo:rsid="000f8f2a" officeooo:paragraph-rsid="001b57ec" fo:background-color="#00ff6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weight="normal" officeooo:rsid="0009ab34" officeooo:paragraph-rsid="0009ab34" fo:background-color="#00ff6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4pt" officeooo:rsid="001b57ec" officeooo:paragraph-rsid="001b57ec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1d31f7" officeooo:paragraph-rsid="001d31f7" fo:background-color="#00ff66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normal" officeooo:rsid="000d76f6" officeooo:paragraph-rsid="000d76f6" fo:background-color="#00ff66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4e53ea" officeooo:paragraph-rsid="001b57e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e53ea" officeooo:paragraph-rsid="000d76f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9ab34" officeooo:paragraph-rsid="000d76f6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2pt" fo:font-weight="normal" officeooo:rsid="0009ab34" officeooo:paragraph-rsid="000d76f6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2pt" fo:font-weight="normal" officeooo:rsid="0009ab34" officeooo:paragraph-rsid="001b57ec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fo:font-weight="normal" officeooo:rsid="0009ab34" officeooo:paragraph-rsid="001d31f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9ab34" officeooo:paragraph-rsid="0009ab34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09ab34" officeooo:paragraph-rsid="000e80cb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09ab34" officeooo:paragraph-rsid="00102701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09ab34" officeooo:paragraph-rsid="0018f9e3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09ab34" officeooo:paragraph-rsid="0019b7c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9ab34" officeooo:paragraph-rsid="001b57ec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eaedb" officeooo:paragraph-rsid="0018f9e3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0eaedb" officeooo:paragraph-rsid="0019b7ce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2pt" fo:font-weight="normal" officeooo:rsid="0013ee23" officeooo:paragraph-rsid="001d31f7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officeooo:rsid="000eaedb" officeooo:paragraph-rsid="0008c9ea" style:font-size-asian="12pt" style:font-size-complex="12pt"/>
    </style:style>
    <style:style style:name="P42" style:family="paragraph" style:parent-style-name="Standard">
      <style:text-properties fo:font-size="12pt" officeooo:rsid="000f8f2a" officeooo:paragraph-rsid="0008c9ea" style:font-size-asian="12pt" style:font-size-complex="12pt"/>
    </style:style>
    <style:style style:name="P43" style:family="paragraph" style:parent-style-name="Standard">
      <style:text-properties fo:font-size="12pt" officeooo:rsid="000f8f2a" officeooo:paragraph-rsid="0019b7ce" style:font-size-asian="12pt" style:font-size-complex="12pt"/>
    </style:style>
    <style:style style:name="P44" style:family="paragraph" style:parent-style-name="Standard">
      <style:text-properties fo:font-size="12pt" officeooo:rsid="0009ab34" officeooo:paragraph-rsid="000d76f6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font-size="12pt" fo:font-weight="bold" officeooo:rsid="0019b7ce" officeooo:paragraph-rsid="0019b7ce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2pt" officeooo:rsid="000f8f2a" officeooo:paragraph-rsid="0019b7ce" fo:background-color="#00ff66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officeooo:rsid="001d31f7" officeooo:paragraph-rsid="001d31f7" fo:background-color="#00ff66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officeooo:rsid="0009ab34" officeooo:paragraph-rsid="0009ab34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09ab34" officeooo:paragraph-rsid="00102701"/>
    </style:style>
    <style:style style:name="P50" style:family="paragraph" style:parent-style-name="Standard">
      <style:paragraph-properties fo:text-align="center" style:justify-single-word="false"/>
      <style:text-properties fo:font-style="italic" officeooo:rsid="000f8f2a" officeooo:paragraph-rsid="0008c9ea" style:font-style-asian="italic" style:font-style-complex="italic"/>
    </style:style>
    <style:style style:name="P51" style:family="paragraph" style:parent-style-name="Standard">
      <style:paragraph-properties fo:text-align="center" style:justify-single-word="false"/>
      <style:text-properties officeooo:rsid="000f8f2a" officeooo:paragraph-rsid="000bed82" fo:background-color="#00ff66"/>
    </style:style>
    <style:style style:name="P5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officeooo:paragraph-rsid="0019b7ce" style:font-size-asian="12pt" style:font-size-complex="12pt"/>
    </style:style>
    <style:style style:name="P5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officeooo:rsid="0003ec9e" officeooo:paragraph-rsid="0019b7ce" style:font-size-asian="12pt" style:font-size-complex="12pt"/>
    </style:style>
    <style:style style:name="P5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officeooo:rsid="000778f0" officeooo:paragraph-rsid="0019b7ce" style:font-size-asian="12pt" style:font-size-complex="12pt"/>
    </style:style>
    <style:style style:name="P5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officeooo:rsid="0073771b" officeooo:paragraph-rsid="0019b7ce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04d161" officeooo:paragraph-rsid="0019b7ce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058bcf" officeooo:paragraph-rsid="0019b7ce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19b7ce" officeooo:paragraph-rsid="0019b7ce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19b7ce" officeooo:paragraph-rsid="002361ef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bold" officeooo:rsid="0019b7ce" officeooo:paragraph-rsid="0019b7ce" style:font-size-asian="12pt" style:font-weight-asian="bold" style:font-size-complex="12pt" style:font-weight-complex="bold"/>
    </style:style>
    <style:style style:name="T1" style:family="text">
      <style:text-properties officeooo:rsid="00104962"/>
    </style:style>
    <style:style style:name="T2" style:family="text">
      <style:text-properties officeooo:rsid="0002dbeb"/>
    </style:style>
    <style:style style:name="T3" style:family="text">
      <style:text-properties officeooo:rsid="0004d161"/>
    </style:style>
    <style:style style:name="T4" style:family="text">
      <style:text-properties officeooo:rsid="00058bcf"/>
    </style:style>
    <style:style style:name="T5" style:family="text">
      <style:text-properties fo:font-size="12pt" officeooo:rsid="002f0d16" style:font-size-asian="12pt" style:font-size-complex="12pt"/>
    </style:style>
    <style:style style:name="T6" style:family="text">
      <style:text-properties fo:font-size="12pt" officeooo:rsid="00020b05" style:font-size-asian="12pt" style:font-size-complex="12pt"/>
    </style:style>
    <style:style style:name="T7" style:family="text">
      <style:text-properties fo:font-size="12pt" officeooo:rsid="003abfea" style:font-size-asian="12pt" style:font-size-complex="12pt"/>
    </style:style>
    <style:style style:name="T8" style:family="text">
      <style:text-properties fo:font-size="12pt" officeooo:rsid="000bb6b4" style:font-size-asian="12pt" style:font-size-complex="12pt"/>
    </style:style>
    <style:style style:name="T9" style:family="text">
      <style:text-properties fo:font-size="12pt" officeooo:rsid="001b57ec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9ab34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02701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8f9e3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d31f7" style:font-size-asian="12pt" style:font-weight-asian="normal" style:font-size-complex="12pt" style:font-weight-complex="normal"/>
    </style:style>
    <style:style style:name="T15" style:family="text">
      <style:text-properties officeooo:rsid="000778f0"/>
    </style:style>
    <style:style style:name="T16" style:family="text">
      <style:text-properties officeooo:rsid="0007ca4c"/>
    </style:style>
    <style:style style:name="T17" style:family="text">
      <style:text-properties officeooo:rsid="002fafb9"/>
    </style:style>
    <style:style style:name="T18" style:family="text">
      <style:text-properties officeooo:rsid="0003ec9e"/>
    </style:style>
    <style:style style:name="T19" style:family="text">
      <style:text-properties officeooo:rsid="000e07a2"/>
    </style:style>
    <style:style style:name="T20" style:family="text">
      <style:text-properties officeooo:rsid="000bed82"/>
    </style:style>
    <style:style style:name="T21" style:family="text">
      <style:text-properties officeooo:rsid="000d76f6"/>
    </style:style>
    <style:style style:name="T22" style:family="text">
      <style:text-properties fo:font-weight="normal" officeooo:rsid="0009ab34" style:font-weight-asian="normal" style:font-weight-complex="normal"/>
    </style:style>
    <style:style style:name="T23" style:family="text">
      <style:text-properties officeooo:rsid="000e80cb"/>
    </style:style>
    <style:style style:name="T24" style:family="text">
      <style:text-properties officeooo:rsid="000eaedb"/>
    </style:style>
    <style:style style:name="T25" style:family="text">
      <style:text-properties officeooo:rsid="00102701"/>
    </style:style>
    <style:style style:name="T26" style:family="text">
      <style:text-properties officeooo:rsid="00171f9a"/>
    </style:style>
    <style:style style:name="T27" style:family="text">
      <style:text-properties officeooo:rsid="0018f9e3"/>
    </style:style>
    <style:style style:name="T28" style:family="text">
      <style:text-properties officeooo:rsid="0019b7ce"/>
    </style:style>
    <style:style style:name="T29" style:family="text">
      <style:text-properties officeooo:rsid="0019d339"/>
    </style:style>
    <style:style style:name="T30" style:family="text">
      <style:text-properties officeooo:rsid="001b57ec"/>
    </style:style>
    <style:style style:name="T31" style:family="text">
      <style:text-properties officeooo:rsid="001d31f7"/>
    </style:style>
    <style:style style:name="T32" style:family="text">
      <style:text-properties fo:font-style="normal" fo:font-weight="normal" fo:background-color="#00ff66" loext:char-shading-value="0" style:font-style-asian="normal" style:font-weight-asian="normal" style:font-style-complex="normal" style:font-weight-complex="normal"/>
    </style:style>
    <style:style style:name="T33" style:family="text">
      <style:text-properties officeooo:rsid="001d4aee"/>
    </style:style>
    <style:style style:name="T34" style:family="text">
      <style:text-properties officeooo:rsid="001edb20"/>
    </style:style>
    <style:style style:name="T35" style:family="text">
      <style:text-properties officeooo:rsid="0020f0a2"/>
    </style:style>
    <style:style style:name="T36" style:family="text">
      <style:text-properties officeooo:rsid="00214c28"/>
    </style:style>
    <style:style style:name="T37" style:family="text">
      <style:text-properties officeooo:rsid="0022f22f"/>
    </style:style>
    <style:style style:name="T38" style:family="text">
      <style:text-properties officeooo:rsid="002361ef"/>
    </style:style>
    <style:style style:name="T39" style:family="text">
      <style:text-properties officeooo:rsid="00248e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FUNCTIONAL_REQUIREMENTS.</text:p>
      <text:p text:style-name="P19"/>
      <text:list xml:id="list8584541722752928111" text:style-name="L1">
        <text:list-item>
          <text:p text:style-name="P3"><text:span text:style-name="T26">Audio</text:span> playback start.</text:p>
        </text:list-item>
        <text:list-item>
          <text:p text:style-name="P6">Pausing <text:span text:style-name="T21">and resuming </text:span>current <text:span text:style-name="T21">AudioFile with toggle button. </text:span></text:p>
        </text:list-item>
        <text:list-item>
          <text:p text:style-name="P6"><text:span text:style-name="T11"><text:s/>Play</text:span><text:span text:style-name="T13">ing AudioFile </text:span><text:span text:style-name="T11"><text:s/>after pause </text:span></text:p>
        </text:list-item>
        <text:list-item>
          <text:p text:style-name="P33"><text:s/>play<text:span text:style-name="T27">ing AudioFile </text:span><text:s/>after stop.</text:p>
        </text:list-item>
        <text:list-item>
          <text:p text:style-name="P36"><text:s/>Play<text:span text:style-name="T23"> </text:span><text:s/>next <text:span text:style-name="T23">AudioFile</text:span> for single input <text:span text:style-name="T23">.wav file.</text:span></text:p>
        </text:list-item>
        <text:list-item>
          <text:p text:style-name="P36"><text:s/>play next <text:span text:style-name="T23">AudioF</text:span>ile for multiple .<text:span text:style-name="T23">wav f</text:span>ile inputs</text:p>
        </text:list-item>
        <text:list-item>
          <text:p text:style-name="P36"><text:s/>Play previous <text:span text:style-name="T23">AudioF</text:span>ile for single input .<text:span text:style-name="T23">wav file.</text:span></text:p>
        </text:list-item>
        <text:list-item>
          <text:p text:style-name="P36">play previous <text:span text:style-name="T23">AudioF</text:span>ile for multiple .<text:span text:style-name="T23">wav </text:span>file inputs</text:p>
        </text:list-item>
        <text:list-item>
          <text:p text:style-name="P34"><text:s/>Stop <text:span text:style-name="T27">AudioFile </text:span><text:s/>after pause</text:p>
        </text:list-item>
        <text:list-item>
          <text:p text:style-name="P6">Stoping current playin<text:span text:style-name="T23">y AudioFile</text:span>.</text:p>
        </text:list-item>
        <text:list-item>
          <text:p text:style-name="P39">Termination of <text:span text:style-name="T23">Audio</text:span>player, when playback is stopped<text:span text:style-name="T23">(when ESC key is pressed).</text:span></text:p>
        </text:list-item>
        <text:list-item>
          <text:p text:style-name="P35"><text:s/>pause <text:span text:style-name="T27">AudioFile </text:span><text:s/>after stop.</text:p>
        </text:list-item>
        <text:list-item>
          <text:p text:style-name="P5">Going to previous <text:span text:style-name="T21">AudioFile</text:span> <text:span text:style-name="T21">from playlist.</text:span></text:p>
        </text:list-item>
        <text:list-item>
          <text:p text:style-name="P38">Going to next <text:span text:style-name="T21">AudioFile from playlist.</text:span></text:p>
        </text:list-item>
        <text:list-item>
          <text:p text:style-name="P35"><text:s/><text:span text:style-name="T27">Enter <text:s/>next</text:span> while playing last <text:span text:style-name="T27">AudioF</text:span>ile <text:span text:style-name="T27">from playlist.</text:span></text:p>
        </text:list-item>
        <text:list-item>
          <text:p text:style-name="P34"><text:s/><text:span text:style-name="T27">Enter <text:s/>previos command</text:span> <text:s/>while playing first <text:span text:style-name="T27">AudioF</text:span>il<text:span text:style-name="T27">e.</text:span></text:p>
        </text:list-item>
        <text:list-item>
          <text:p text:style-name="P34"><text:s/>seek forward during pause</text:p>
        </text:list-item>
        <text:list-item>
          <text:p text:style-name="P36">seek backward during pause.</text:p>
        </text:list-item>
        <text:list-item>
          <text:p text:style-name="P36">seek forward during stop</text:p>
        </text:list-item>
        <text:list-item>
          <text:p text:style-name="P34">seek backward during stop</text:p>
        </text:list-item>
        <text:list-item>
          <text:p text:style-name="P36"><text:s/>seek input exceeds <text:span text:style-name="T23">A</text:span>udio<text:span text:style-name="T23">F</text:span>ile duration.</text:p>
        </text:list-item>
        <text:list-item>
          <text:p text:style-name="P6"><text:span text:style-name="T23">Seek forward </text:span>to specified duration of current <text:span text:style-name="T23">AudioFile.</text:span></text:p>
        </text:list-item>
        <text:list-item>
          <text:p text:style-name="P39"><text:span text:style-name="T23">Seek backward </text:span>to specified duration of current <text:span text:style-name="T23">AudioFile.</text:span></text:p>
        </text:list-item>
        <text:list-item>
          <text:p text:style-name="P39"><text:span text:style-name="T23">exit after pause (ESC key)</text:span></text:p>
        </text:list-item>
        <text:list-item>
          <text:p text:style-name="P34">exit after play<text:span text:style-name="T25">(ESC key)</text:span></text:p>
        </text:list-item>
        <text:list-item>
          <text:p text:style-name="P49"><text:span text:style-name="T10">exit after stop</text:span><text:span text:style-name="T12">(ESC key)</text:span></text:p>
        </text:list-item>
        <text:list-item>
          <text:p text:style-name="P49"><text:span text:style-name="T24">Decreasing the volume of AudioFile.</text:span></text:p>
        </text:list-item>
        <text:list-item>
          <text:p text:style-name="P6">Increasing the volume <text:span text:style-name="T21">of AudioFile.</text:span></text:p>
        </text:list-item>
        <text:list-item>
          <text:p text:style-name="P6">Changing volume in paused state.</text:p>
        </text:list-item>
        <text:list-item>
          <text:p text:style-name="P3"><text:span text:style-name="T23">Un</text:span>Muting the <text:span text:style-name="T23">AudioFile by reaching the MAXIMUM_LEVEL</text:span>.</text:p>
        </text:list-item>
        <text:list-item>
          <text:p text:style-name="P4">Muting <text:s/><text:span text:style-name="T23">AudioFile by reaching the MINIMUM_LEVEL</text:span>.</text:p>
        </text:list-item>
      </text:list>
      <text:p text:style-name="P28"><text:s text:c="6"/><text:span text:style-name="T25">33.</text:span>Absolute path of playlist/<text:span text:style-name="T23">AudioF</text:span>ile</text:p>
      <text:p text:style-name="P28"><text:s text:c="5"/><text:span text:style-name="T25">38</text:span>. Relative path of playlist/<text:span text:style-name="T23">AudioF</text:span>ile</text:p>
      <text:p text:style-name="P28"><text:s text:c="5"/><text:span text:style-name="T25">39</text:span>. <text:span text:style-name="T23">Audio</text:span>File/Playlist not present</text:p>
      <text:p text:style-name="P28"><text:s text:c="5"/><text:span text:style-name="T25">40</text:span>. WAV files input.</text:p>
      <text:p text:style-name="P28"><text:s text:c="5"/><text:span text:style-name="T25">41</text:span>. WAV files with no valid header</text:p>
      <text:p text:style-name="P28"><text:s text:c="4"/><text:span text:style-name="T25">42</text:span>.Inputs with only WAV files</text:p>
      <text:p text:style-name="P28"><text:s text:c="4"/><text:span text:style-name="T25">44</text:span>. Inputs with only playlist <text:span text:style-name="T23">with .txt extension.</text:span></text:p>
      <text:p text:style-name="P28"><text:s text:c="4"/><text:span text:style-name="T25">45</text:span>. Inputs with combination of WAV and playlist text files</text:p>
      <text:p text:style-name="P28"><text:s text:c="4"/><text:span text:style-name="T25">46</text:span>. <text:span text:style-name="T25">AudioF</text:span>ile <text:span text:style-name="T25">extension</text:span> <text:s/>inside a playlist is invalid<text:span text:style-name="T25">(otherthan .wav)</text:span> </text:p>
      <text:p text:style-name="P28"><text:s text:c="4"/><text:span text:style-name="T25">47</text:span>. single channel <text:span text:style-name="T25">AudioF</text:span>iles </text:p>
      <text:p text:style-name="P28"><text:s text:c="4"/><text:span text:style-name="T25">48</text:span>. multiple channel <text:span text:style-name="T25">AudioF</text:span>iles</text:p>
      <text:p text:style-name="P28"/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</text:p>
      <text:p text:style-name="P46"/>
      <text:p text:style-name="P24">STATE_TRANSITION_REQUIREMENTS</text:p>
      <text:p text:style-name="P24"/>
      <text:p text:style-name="P47"/>
      <text:p text:style-name="P4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State_scenario_Req</text:p>
          </table:table-cell>
          <table:table-cell table:style-name="Table1.A1" office:value-type="string">
            <text:p text:style-name="P45">Scenario</text:p>
          </table:table-cell>
        </table:table-row>
        <table:table-row>
          <table:table-cell table:style-name="Table1.A2" office:value-type="string">
            <text:p text:style-name="P58">SR_01</text:p>
          </table:table-cell>
          <table:table-cell table:style-name="Table1.A2" office:value-type="string">
            <text:p text:style-name="P52"><text:span text:style-name="T2">Key “W or w”</text:span> <text:s/>is pressed <text:span text:style-name="T2">and the player starts playing from the beginning of the playlist</text:span></text:p>
          </table:table-cell>
        </table:table-row>
        <table:table-row>
          <table:table-cell table:style-name="Table1.A2" office:value-type="string">
            <text:p text:style-name="P59">SR_0<text:span text:style-name="T38">2</text:span></text:p>
          </table:table-cell>
          <table:table-cell table:style-name="Table1.A2" office:value-type="string">
            <text:p text:style-name="P52"><text:span text:style-name="T2">Key “W or w”</text:span> is pressed <text:span text:style-name="T2">and fails to play</text:span></text:p>
          </table:table-cell>
        </table:table-row>
        <table:table-row>
          <table:table-cell table:style-name="Table1.A2" office:value-type="string">
            <text:p text:style-name="P59">SR_0<text:span text:style-name="T38">3</text:span></text:p>
          </table:table-cell>
          <table:table-cell table:style-name="Table1.A2" office:value-type="string">
            <text:p text:style-name="P53">Key “<text:span text:style-name="T28">P or p”</text:span> is pressed and the <text:span text:style-name="T3">audio is paused</text:span> </text:p>
          </table:table-cell>
        </table:table-row>
        <table:table-row>
          <table:table-cell table:style-name="Table1.A2" office:value-type="string">
            <text:p text:style-name="P59">SR_0<text:span text:style-name="T38">4</text:span></text:p>
          </table:table-cell>
          <table:table-cell table:style-name="Table1.A2" office:value-type="string">
            <text:p text:style-name="P56">Key ‘<text:span text:style-name="T29">P or p</text:span>’ is pressed and the audio is resumed</text:p>
          </table:table-cell>
        </table:table-row>
        <table:table-row>
          <table:table-cell table:style-name="Table1.A2" office:value-type="string">
            <text:p text:style-name="P59">SR_0<text:span text:style-name="T38">5</text:span></text:p>
          </table:table-cell>
          <table:table-cell table:style-name="Table1.A2" office:value-type="string">
            <text:p text:style-name="P56">Key ‘<text:span text:style-name="T29">p or <text:s/>p</text:span>’ is pressed and the hardware is not able to resume the audio</text:p>
          </table:table-cell>
        </table:table-row>
        <table:table-row>
          <table:table-cell table:style-name="Table1.A2" office:value-type="string">
            <text:p text:style-name="P59">SR_0<text:span text:style-name="T38">6</text:span></text:p>
          </table:table-cell>
          <table:table-cell table:style-name="Table1.A2" office:value-type="string">
            <text:p text:style-name="P57">Key ‘<text:span text:style-name="T29">S or s</text:span>’ is pressed and the <text:span text:style-name="T29">audio</text:span> stops playing.</text:p>
          </table:table-cell>
        </table:table-row>
        <table:table-row>
          <table:table-cell table:style-name="Table1.A2" office:value-type="string">
            <text:p text:style-name="P59">SR_0<text:span text:style-name="T38">7</text:span></text:p>
          </table:table-cell>
          <table:table-cell table:style-name="Table1.A2" office:value-type="string">
            <text:p text:style-name="P52"><text:span text:style-name="T4">Key </text:span>‘+’ is pressed <text:span text:style-name="T4">and</text:span> volume increase.</text:p>
          </table:table-cell>
        </table:table-row>
        <table:table-row>
          <table:table-cell table:style-name="Table1.A2" office:value-type="string">
            <text:p text:style-name="P59">SR_0<text:span text:style-name="T38">8</text:span></text:p>
          </table:table-cell>
          <table:table-cell table:style-name="Table1.A2" office:value-type="string">
            <text:p text:style-name="P52"><text:span text:style-name="T4">Key</text:span> ‘-’ is pressed <text:span text:style-name="T4">and the</text:span> volume decrease<text:span text:style-name="T4">s.</text:span></text:p>
          </table:table-cell>
        </table:table-row>
        <table:table-row>
          <table:table-cell table:style-name="Table1.A2" office:value-type="string">
            <text:p text:style-name="P59">SR_0<text:span text:style-name="T38">9</text:span></text:p>
          </table:table-cell>
          <table:table-cell table:style-name="Table1.A2" office:value-type="string">
            <text:p text:style-name="P52"><text:span text:style-name="T4">The </text:span>‘<text:span text:style-name="T30">N or n</text:span>’ is pressed <text:span text:style-name="T4">and</text:span> the next audio file in the playlist <text:span text:style-name="T4">is </text:span>played</text:p>
          </table:table-cell>
        </table:table-row>
        <table:table-row>
          <table:table-cell table:style-name="Table1.A2" office:value-type="string">
            <text:p text:style-name="P59">SR_<text:span text:style-name="T38">10</text:span></text:p>
          </table:table-cell>
          <table:table-cell table:style-name="Table1.A2" office:value-type="string">
            <text:p text:style-name="P52"><text:span text:style-name="T4">The </text:span>‘<text:span text:style-name="T30">N or n</text:span>’ is pressed <text:span text:style-name="T4">and</text:span> the next audio file in the playlist <text:span text:style-name="T4">is not </text:span>played</text:p>
          </table:table-cell>
        </table:table-row>
        <table:table-row>
          <table:table-cell table:style-name="Table1.A2" office:value-type="string">
            <text:p text:style-name="P59">SR_<text:span text:style-name="T38">11</text:span></text:p>
          </table:table-cell>
          <table:table-cell table:style-name="Table1.A2" office:value-type="string">
            <text:p text:style-name="P54">The ‘<text:span text:style-name="T30">N or n</text:span>’ is pressed and the player reaches the end of playlist</text:p>
          </table:table-cell>
        </table:table-row>
        <table:table-row>
          <table:table-cell table:style-name="Table1.A2" office:value-type="string">
            <text:p text:style-name="P59">SR_<text:span text:style-name="T38">12</text:span></text:p>
          </table:table-cell>
          <table:table-cell table:style-name="Table1.A2" office:value-type="string">
            <text:p text:style-name="P52"><text:span text:style-name="T15">Key 'B or b' </text:span>is pressed <text:span text:style-name="T15">and</text:span> the <text:span text:style-name="T19">previous</text:span> audio file in the playlist <text:span text:style-name="T15">is </text:span>played</text:p>
          </table:table-cell>
        </table:table-row>
        <table:table-row>
          <table:table-cell table:style-name="Table1.A2" office:value-type="string">
            <text:p text:style-name="P59">SR_<text:span text:style-name="T38">13</text:span></text:p>
          </table:table-cell>
          <table:table-cell table:style-name="Table1.A2" office:value-type="string">
            <text:p text:style-name="P52"><text:span text:style-name="T4">The </text:span>‘<text:span text:style-name="T30">B or b</text:span>’ is pressed <text:span text:style-name="T4">and</text:span> the <text:span text:style-name="T15">previous</text:span> audio file in the playlist <text:span text:style-name="T4">is not </text:span>played</text:p>
          </table:table-cell>
        </table:table-row>
        <table:table-row>
          <table:table-cell table:style-name="Table1.A2" office:value-type="string">
            <text:p text:style-name="P59">SR_<text:span text:style-name="T38">14</text:span></text:p>
          </table:table-cell>
          <table:table-cell table:style-name="Table1.A2" office:value-type="string">
            <text:p text:style-name="P55">‘<text:span text:style-name="T17">+&lt;time_in_seconds&gt;</text:span>’ is entered <text:span text:style-name="T16">and</text:span> the audio <text:span text:style-name="T16">is</text:span> <text:span text:style-name="T30">seek</text:span> forward by the specified time</text:p>
          </table:table-cell>
        </table:table-row>
        <table:table-row>
          <table:table-cell table:style-name="Table1.A2" office:value-type="string">
            <text:p text:style-name="P59">SR_<text:span text:style-name="T38">15</text:span></text:p>
          </table:table-cell>
          <table:table-cell table:style-name="Table1.A2" office:value-type="string">
            <text:p text:style-name="P55">‘<text:span text:style-name="T17">+&lt;time_in_seconds&gt;</text:span>’ is entered <text:span text:style-name="T16">with invalid seek value</text:span> <text:span text:style-name="T16">and</text:span> the audio <text:span text:style-name="T16">is</text:span> <text:span text:style-name="T16">not </text:span>move<text:span text:style-name="T16">d</text:span> forward by the specified time</text:p>
          </table:table-cell>
        </table:table-row>
        <table:table-row>
          <table:table-cell table:style-name="Table1.A2" office:value-type="string">
            <text:p text:style-name="P59">SR_<text:span text:style-name="T38">16</text:span></text:p>
          </table:table-cell>
          <table:table-cell table:style-name="Table1.A2" office:value-type="string">
            <text:p text:style-name="P55">‘-<text:span text:style-name="T17">&lt;time_in_seconds&gt;</text:span>’ is entered <text:span text:style-name="T16">and</text:span> the audio <text:span text:style-name="T16">is</text:span> <text:span text:style-name="T30">seek</text:span> <text:span text:style-name="T16">backward</text:span> by the specified time</text:p>
          </table:table-cell>
        </table:table-row>
        <table:table-row>
          <table:table-cell table:style-name="Table1.A2" office:value-type="string">
            <text:p text:style-name="P59">SR_<text:span text:style-name="T38">17</text:span></text:p>
          </table:table-cell>
          <table:table-cell table:style-name="Table1.A2" office:value-type="string">
            <text:p text:style-name="P55">‘-<text:span text:style-name="T17">&lt;time_in_seconds&gt;</text:span>’ is entered <text:span text:style-name="T16">with invalid seek value</text:span> <text:span text:style-name="T16">and</text:span> the audio <text:span text:style-name="T16">is</text:span> <text:span text:style-name="T16">not seek</text:span> <text:span text:style-name="T16">backward</text:span> by the specified time</text:p>
          </table:table-cell>
        </table:table-row>
      </table:table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23"><text:span text:style-name="T32">FILE_FORMAT_REQUIREMENTS.</text:span></text:p>
      <text:p text:style-name="P50"/>
      <text:list xml:id="list7904138367636597810" text:style-name="L2">
        <text:list-item>
          <text:p text:style-name="P7">uncompressed PCM file</text:p>
        </text:list-item>
        <text:list-item>
          <text:p text:style-name="P8">Audio File with .wav extension.</text:p>
        </text:list-item>
        <text:list-item>
          <text:p text:style-name="P8"><text:span text:style-name="T30">AudioFile with </text:span>mono channel.</text:p>
        </text:list-item>
        <text:list-item>
          <text:p text:style-name="P8"><text:span text:style-name="T30">AudioFile with </text:span>stereo channel.</text:p>
        </text:list-item>
        <text:list-item>
          <text:p text:style-name="P8"><text:span text:style-name="T8">The input </text:span><text:span text:style-name="T9">F</text:span><text:span text:style-name="T8">ile is not found.</text:span></text:p>
        </text:list-item>
      </text:list>
      <text:p text:style-name="P26"><text:s text:c="6"/><text:span text:style-name="T39">6. </text:span>Invalid type of input file <text:span text:style-name="T30">other than .wav extension</text:span></text:p>
      <text:p text:style-name="P37"><text:s text:c="6"/><text:span text:style-name="T30">7</text:span> <text:span text:style-name="T30">Audio</text:span> file with wav header</text:p>
      <text:p text:style-name="P37"><text:s text:c="5"/>8 <text:span text:style-name="T30">Audio</text:span> file without wav header.</text:p>
      <text:p text:style-name="P27"/>
      <text:p text:style-name="P10"/>
      <text:p text:style-name="P51"/>
      <text:p text:style-name="P20">PLAYLIST_REQUIREMENTS</text:p>
      <text:p text:style-name="P1"/>
      <text:list xml:id="list7907383255635121223" text:style-name="L3">
        <text:list-item>
          <text:p text:style-name="P9">Playlist <text:span text:style-name="T1">contains</text:span> list of audio files with .wav extension</text:p>
        </text:list-item>
        <text:list-item>
          <text:p text:style-name="P30"><text:s/>Playlist as text file <text:span text:style-name="T30">with .txt extension.</text:span></text:p>
        </text:list-item>
        <text:list-item>
          <text:p text:style-name="P30">Playlist other than .txt file.</text:p>
        </text:list-item>
        <text:list-item>
          <text:p text:style-name="P11"><text:span text:style-name="T9">R</text:span><text:span text:style-name="T6">elative file path to the </text:span><text:span text:style-name="T5">.</text:span><text:span text:style-name="T7">wav </text:span><text:span text:style-name="T5">audio file.</text:span></text:p>
        </text:list-item>
        <text:list-item>
          <text:p text:style-name="P11"><text:span text:style-name="T6">Absolute file path to the </text:span><text:span text:style-name="T5">.</text:span><text:span text:style-name="T7">wav </text:span><text:span text:style-name="T5">audio file.</text:span></text:p>
        </text:list-item>
        <text:list-item>
          <text:p text:style-name="P12">Playlist exits at the end of playlist.</text:p>
        </text:list-item>
        <text:list-item>
          <text:p text:style-name="P12"><text:span text:style-name="T5"><text:s/>.</text:span><text:span text:style-name="T7">txt file containing </text:span><text:span text:style-name="T5">playlist </text:span><text:span text:style-name="T6">is given as input with shuffle </text:span><text:span text:style-name="T9">option.</text:span></text:p>
        </text:list-item>
        <text:list-item>
          <text:p text:style-name="P12"><text:span text:style-name="T5"><text:s/>.</text:span><text:span text:style-name="T7">txt file containing </text:span><text:span text:style-name="T5">playlist </text:span><text:span text:style-name="T6">is given as input without shuffle option.</text:span></text:p>
        </text:list-item>
        <text:list-item>
          <text:p text:style-name="P12"><text:span text:style-name="T11">File in a playlist is not a uncompressed PCM file.</text:span></text:p>
        </text:list-item>
        <text:list-item>
          <text:p text:style-name="P12"><text:span text:style-name="T11">Playlist in default order.</text:span></text:p>
        </text:list-item>
        <text:list-item>
          <text:p text:style-name="P12"><text:span text:style-name="T11">Playlist in a random order.</text:span></text:p>
          <text:p text:style-name="P29"/>
        </text:list-item>
      </text:list>
      <text:p text:style-name="P21"/>
      <text:p text:style-name="P24">COMMANDLINE_ARGUMENTS_REQUIREMENTS</text:p>
      <text:p text:style-name="P24"/>
      <text:list xml:id="list2980889515027922667" text:style-name="L4">
        <text:list-item>
          <text:p text:style-name="P31">Uncompressed PCM file</text:p>
        </text:list-item>
        <text:list-item>
          <text:p text:style-name="P31">Arguments passed .wav/.txt</text:p>
        </text:list-item>
        <text:list-item>
          <text:p text:style-name="P31">Arguments passed other than .wav/.txt</text:p>
        </text:list-item>
        <text:list-item>
          <text:p text:style-name="P31">Arguments with -shuffle </text:p>
        </text:list-item>
        <text:list-item>
          <text:p text:style-name="P31">Arguments without -shuffle</text:p>
        </text:list-item>
        <text:list-item>
          <text:p text:style-name="P31">Multiple .wav files as arguments </text:p>
        </text:list-item>
        <text:list-item>
          <text:p text:style-name="P31">Multiple .txt files as arguments</text:p>
        </text:list-item>
        <text:list-item>
          <text:p text:style-name="P31">Arguments as combination of .wav and .txt files</text:p>
        </text:list-item>
        <text:list-item>
          <text:p text:style-name="P31">NULL Arguments<text:tab/></text:p>
        </text:list-item>
        <text:list-item>
          <text:p text:style-name="P13"><text:span text:style-name="T35">Shuffle </text:span>followed by audio file names or playlist</text:p>
        </text:list-item>
        <text:list-item>
          <text:p text:style-name="P13">Multiple audio files, separated by spaces</text:p>
        </text:list-item>
        <text:list-item>
          <text:p text:style-name="P14"><text:span text:style-name="T35">Default <text:s/></text:span>followed by audio file names or playlist</text:p>
          <text:p text:style-name="P13"/>
        </text:list-item>
      </text:list>
      <text:p text:style-name="P2"/>
      <text:p text:style-name="P44"><text:span text:style-name="T22"/></text:p>
      <text:p text:style-name="P44"><text:span text:style-name="T22"/></text:p>
      <text:p text:style-name="P44"><text:span text:style-name="T22"/></text:p>
      <text:p text:style-name="P2"/>
      <text:p text:style-name="P24"><text:soft-page-break/>ERROR_SCENARIO.</text:p>
      <text:p text:style-name="P2"/>
      <text:list xml:id="list7494475155676375531" text:style-name="L5">
        <text:list-header>
          <text:p text:style-name="P18"/>
        </text:list-header>
      </text:list>
      <text:p text:style-name="P48"><text:span text:style-name="T10">1<text:tab/>Single </text:span><text:span text:style-name="T14">Audio</text:span><text:span text:style-name="T10"> file with next command.</text:span></text:p>
      <text:p text:style-name="P32">2<text:tab/>Single <text:span text:style-name="T31">Audio </text:span><text:s/>file with prev command.</text:p>
      <text:p text:style-name="P32">3<text:tab/><text:span text:style-name="T31">single </text:span><text:s/><text:span text:style-name="T31">Audio</text:span> file in the playlist with prev command.</text:p>
      <text:p text:style-name="P32">4<text:tab/>Last <text:span text:style-name="T31">Audio</text:span> file in the playlist with next command.</text:p>
      <text:p text:style-name="P32">5<text:tab/>next command in the paused state.</text:p>
      <text:p text:style-name="P32">8<text:tab/>prev command in the paused state.</text:p>
      <text:p text:style-name="P32">9<text:tab/>seek betweeen the range of <text:span text:style-name="T33">audio</text:span> file.</text:p>
      <text:p text:style-name="P32">10<text:tab/>seek more than the range of <text:span text:style-name="T33">audio</text:span> file.</text:p>
      <text:p text:style-name="P32">12<text:tab/>seek during the paused state.</text:p>
      <text:p text:style-name="P32">15<text:tab/>Increasing the volume during the play of <text:span text:style-name="T33">audio</text:span> file.</text:p>
      <text:p text:style-name="P32">16<text:tab/>Decreasing the volume during the play of <text:span text:style-name="T33">audio</text:span> file.</text:p>
      <text:p text:style-name="P32">17<text:tab/>Increasing the volume during pause of <text:span text:style-name="T33">audio</text:span>.</text:p>
      <text:p text:style-name="P32">18<text:tab/>Decreasing the volume during pause of <text:span text:style-name="T33">audio</text:span>.</text:p>
      <text:p text:style-name="P32">19<text:tab/>Increasing the volume greater than 100%.</text:p>
      <text:p text:style-name="P32">20<text:tab/>Decreasing the volume less than 0%.</text:p>
      <text:p text:style-name="P32">23<text:tab/>Exit after the end of the single <text:span text:style-name="T33">audio</text:span> file.</text:p>
      <text:p text:style-name="P32">24<text:tab/>Exit after the end of the playlist.</text:p>
      <text:p text:style-name="P32"/>
      <text:p text:style-name="P32">.</text:p>
      <text:p text:style-name="P32"/>
      <text:p text:style-name="P20">ERROR_MESSAGES:</text:p>
      <text:p text:style-name="P20"/>
      <text:list xml:id="list165716288604797" text:continue-numbering="true" text:style-name="L5">
        <text:list-item>
          <text:p text:style-name="P15">Displays “You are at beggining of playlist”, if previous command is executed when first <text:span text:style-name="T36">audio file </text:span><text:s/>of playlist is playing</text:p>
        </text:list-item>
        <text:list-item>
          <text:p text:style-name="P15">Displays “You are at end of playlist”, if next command is executed when last <text:span text:style-name="T36">audio file </text:span><text:s/>of playlist is playing</text:p>
        </text:list-item>
        <text:list-item>
          <text:p text:style-name="P17">Displays “Invalid number of arguments”, if no audio file name is given</text:p>
        </text:list-item>
        <text:list-item>
          <text:p text:style-name="P17">Displays “Invalid number of arguments”, if playlist name is <text:s/>not given</text:p>
        </text:list-item>
        <text:list-item>
          <text:p text:style-name="P17">Displays “Incorrect file <text:span text:style-name="T36">extension</text:span>”, if audio file name doesn’t contains .wav extension</text:p>
        </text:list-item>
        <text:list-item>
          <text:p text:style-name="P17">Displays “Incorrect file <text:span text:style-name="T36">extension</text:span>”, if playlist name doesn’t contains .txt extension</text:p>
        </text:list-item>
        <text:list-item>
          <text:p text:style-name="P17">Displays “File does not exists”, if audio file does not exists.</text:p>
        </text:list-item>
        <text:list-item>
          <text:p text:style-name="P17">Displays “<text:span text:style-name="T36">Playlist </text:span><text:s/>does not exists”, if playlist does not exists.</text:p>
        </text:list-item>
        <text:list-item>
          <text:p text:style-name="P17">Displays “Invalid command”, if invalid <text:span text:style-name="T36">keyInput is given other than specified keyInputs.</text:span></text:p>
        </text:list-item>
        <text:list-item>
          <text:p text:style-name="P40">Displays “Seek time is invalid”, if seek previous time is less than the initial duration of audio</text:p>
        </text:list-item>
      </text:list>
      <text:p text:style-name="P32"/>
      <text:p text:style-name="P32"/>
      <text:p text:style-name="P32"/>
      <text:p text:style-name="P32"/>
      <text:p text:style-name="P32"/>
      <text:p text:style-name="P22">D<text:span text:style-name="T34">ISPLAY_INFORMATION</text:span></text:p>
      <text:p text:style-name="P22"/>
      <text:p text:style-name="P32"/>
      <text:p text:style-name="P32">1<text:tab/>Information at start of the <text:span text:style-name="T37">AudioP</text:span>layer.</text:p>
      <text:p text:style-name="P32">2<text:tab/>Information of the running <text:span text:style-name="T37">AudioF</text:span>ile.</text:p>
      <text:p text:style-name="P32">3<text:tab/>Warning messages.</text:p>
      <text:p text:style-name="P32">4<text:tab/>Error messages.</text:p>
      <text:p text:style-name="P32"/>
      <text:p text:style-name="P32"><text:soft-page-break/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keep-together="always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9:58:24.819916186</meta:creation-date>
    <dc:date>2019-07-25T16:57:13.062991760</dc:date>
    <meta:editing-duration>PT45M38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5" meta:paragraph-count="149" meta:word-count="1055" meta:character-count="6259" meta:non-whitespace-character-count="5314"/>
  </office:meta>
</office:document-meta>
</file>